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5.883cm"/>
    </style:style>
    <style:style style:name="co5" style:family="table-column">
      <style:table-column-properties fo:break-before="auto" style:column-width="5.076cm"/>
    </style:style>
    <style:style style:name="co6" style:family="table-column">
      <style:table-column-properties fo:break-before="auto" style:column-width="4.106cm"/>
    </style:style>
    <style:style style:name="co7" style:family="table-column">
      <style:table-column-properties fo:break-before="auto" style:column-width="3.522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ce1" style:family="table-cell" style:parent-style-name="Excel_20_Built-in_20_Normal" style:data-style-name="N8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Resul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office:value-type="string">
            <text:p>Dilution</text:p>
          </table:table-cell>
          <table:table-cell office:value-type="string">
            <text:p>LED Color</text:p>
          </table:table-cell>
          <table:table-cell office:value-type="string">
            <text:p>Wavelength (nm)</text:p>
          </table:table-cell>
          <table:table-cell office:value-type="string">
            <text:p>Voltage without Material (V)</text:p>
          </table:table-cell>
          <table:table-cell office:value-type="string">
            <text:p>Voltage with Material (V)</text:p>
          </table:table-cell>
          <table:table-cell office:value-type="string">
            <text:p>Resistance (Ω)</text:p>
          </table:table-cell>
          <table:table-cell office:value-type="string">
            <text:p>Difference (V)</text:p>
          </table:table-cell>
          <table:table-cell office:value-type="string">
            <text:p>Digital Value</text:p>
          </table:table-cell>
          <table:table-cell office:value-type="string">
            <text:p>%1</text:p>
          </table:table-cell>
          <table:table-cell table:number-columns-repeated="1015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Red</text:p>
          </table:table-cell>
          <table:table-cell office:value-type="float" office:value="620">
            <text:p>620</text:p>
          </table:table-cell>
          <table:table-cell office:value-type="float" office:value="2.386">
            <text:p>2,386</text:p>
          </table:table-cell>
          <table:table-cell office:value-type="float" office:value="2.117">
            <text:p>2,117</text:p>
          </table:table-cell>
          <table:table-cell office:value-type="float" office:value="10240">
            <text:p>10240</text:p>
          </table:table-cell>
          <table:table-cell office:value-type="float" office:value="0.27">
            <text:p>0,27</text:p>
          </table:table-cell>
          <table:table-cell office:value-type="float" office:value="656">
            <text:p>656</text:p>
          </table:table-cell>
          <table:table-cell table:style-name="Default" office:value-type="float" office:value="0.8712">
            <text:p>0,8712</text:p>
          </table:table-cell>
          <table:table-cell table:number-columns-repeated="1015"/>
        </table:table-row>
        <table:table-row table:style-name="ro2">
          <table:table-cell office:value-type="float" office:value="0.5">
            <text:p>0,5</text:p>
          </table:table-cell>
          <table:table-cell office:value-type="string">
            <text:p>Red</text:p>
          </table:table-cell>
          <table:table-cell office:value-type="float" office:value="620">
            <text:p>620</text:p>
          </table:table-cell>
          <table:table-cell office:value-type="float" office:value="2.386">
            <text:p>2,386</text:p>
          </table:table-cell>
          <table:table-cell office:value-type="float" office:value="2.169">
            <text:p>2,169</text:p>
          </table:table-cell>
          <table:table-cell office:value-type="float" office:value="10240">
            <text:p>10240</text:p>
          </table:table-cell>
          <table:table-cell office:value-type="float" office:value="0.22">
            <text:p>0,22</text:p>
          </table:table-cell>
          <table:table-cell office:value-type="float" office:value="672">
            <text:p>672</text:p>
          </table:table-cell>
          <table:table-cell office:value-type="float" office:value="0.8977">
            <text:p>0,8977</text:p>
          </table:table-cell>
          <table:table-cell table:number-columns-repeated="1015"/>
        </table:table-row>
        <table:table-row table:style-name="ro2">
          <table:table-cell office:value-type="float" office:value="0.333">
            <text:p>0,333</text:p>
          </table:table-cell>
          <table:table-cell office:value-type="string">
            <text:p>Red</text:p>
          </table:table-cell>
          <table:table-cell office:value-type="float" office:value="620">
            <text:p>620</text:p>
          </table:table-cell>
          <table:table-cell office:value-type="float" office:value="2.386">
            <text:p>2,386</text:p>
          </table:table-cell>
          <table:table-cell office:value-type="float" office:value="2.318">
            <text:p>2,318</text:p>
          </table:table-cell>
          <table:table-cell office:value-type="float" office:value="10240">
            <text:p>10240</text:p>
          </table:table-cell>
          <table:table-cell office:value-type="float" office:value="0.07">
            <text:p>0,07</text:p>
          </table:table-cell>
          <table:table-cell office:value-type="float" office:value="719">
            <text:p>719</text:p>
          </table:table-cell>
          <table:table-cell office:value-type="float" office:value="0.955">
            <text:p>0,955</text:p>
          </table:table-cell>
          <table:table-cell table:number-columns-repeated="1015"/>
        </table:table-row>
        <table:table-row table:style-name="ro2">
          <table:table-cell office:value-type="float" office:value="0.2">
            <text:p>0,2</text:p>
          </table:table-cell>
          <table:table-cell office:value-type="string">
            <text:p>Red</text:p>
          </table:table-cell>
          <table:table-cell office:value-type="float" office:value="620">
            <text:p>620</text:p>
          </table:table-cell>
          <table:table-cell office:value-type="float" office:value="2.386">
            <text:p>2,386</text:p>
          </table:table-cell>
          <table:table-cell office:value-type="float" office:value="2.284">
            <text:p>2,284</text:p>
          </table:table-cell>
          <table:table-cell office:value-type="float" office:value="10240">
            <text:p>10240</text:p>
          </table:table-cell>
          <table:table-cell office:value-type="float" office:value="0.1">
            <text:p>0,1</text:p>
          </table:table-cell>
          <table:table-cell office:value-type="float" office:value="708">
            <text:p>708</text:p>
          </table:table-cell>
          <table:table-cell office:value-type="float" office:value="0.9402">
            <text:p>0,9402</text:p>
          </table:table-cell>
          <table:table-cell table:number-columns-repeated="1015"/>
        </table:table-row>
        <table:table-row table:style-name="ro2">
          <table:table-cell office:value-type="float" office:value="0.1429">
            <text:p>0,1429</text:p>
          </table:table-cell>
          <table:table-cell office:value-type="string">
            <text:p>Red</text:p>
          </table:table-cell>
          <table:table-cell office:value-type="float" office:value="620">
            <text:p>620</text:p>
          </table:table-cell>
          <table:table-cell office:value-type="float" office:value="2.386">
            <text:p>2,386</text:p>
          </table:table-cell>
          <table:table-cell office:value-type="float" office:value="2.43">
            <text:p>2,43</text:p>
          </table:table-cell>
          <table:table-cell office:value-type="float" office:value="10240">
            <text:p>10240</text:p>
          </table:table-cell>
          <table:table-cell office:value-type="float" office:value="-0.04">
            <text:p>-0,04</text:p>
          </table:table-cell>
          <table:table-cell office:value-type="float" office:value="753">
            <text:p>75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>
            <draw:frame table:end-cell-address="Results.E20" table:end-x="3.26cm" table:end-y="0.441cm" draw:z-index="0" draw:style-name="gr1" draw:text-style-name="P1" svg:width="15.993cm" svg:height="7.235cm" svg:x="0.42cm" svg:y="0.174cm">
              <draw:object draw:notify-on-update-of-ranges="Results.A1:Results.A1 Results.A2:Results.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Results.I21" table:end-x="1.654cm" table:end-y="0.077cm" draw:z-index="1" draw:style-name="gr1" draw:text-style-name="P1" svg:width="15.992cm" svg:height="7.234cm" svg:x="1.72cm" svg:y="0.347cm">
              <draw:object draw:notify-on-update-of-ranges="Results.J11:Results.J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office:value-type="string">
            <text:p>%1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float" office:value="0.9402">
            <text:p>0,9402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float" office:value="0.955">
            <text:p>0,955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float" office:value="0.8977">
            <text:p>0,8977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Default" office:value-type="float" office:value="0.8712">
            <text:p>0,8712</text:p>
          </table:table-cell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>
            <draw:frame table:end-cell-address="Results.I37" table:end-x="0.933cm" table:end-y="0.088cm" draw:z-index="2" draw:style-name="gr1" draw:text-style-name="P1" svg:width="29.233cm" svg:height="8.625cm" svg:x="0.911cm" svg:y="0.039cm">
              <draw:object draw:notify-on-update-of-ranges="Results.A1:Results.A1 Results.A2:Results.A6 Results.J10:Results.J10 Results.J11:Results.J1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number:time-style style:name="N10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6">26/09/2024</text:date>, <text:time>15:25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26T15:25:12.71</dc:date>
    <dc:creator>Álvaro </dc:creator>
    <meta:document-statistic meta:table-count="1" meta:cell-count="60" meta:object-count="3"/>
    <meta:generator>OpenOffice/4.1.14$Win32 OpenOffice.org_project/4114m1$Build-981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15cm"/>
    </style:style>
  </office:automatic-styles>
  <office:body>
    <office:chart>
      <chart:chart svg:width="15.994cm" svg:height="7.236cm" xlink:href=".." xlink:type="simple" chart:class="chart:area" chart:style-name="ch1">
        <chart:legend chart:legend-position="end" svg:x="14.101cm" svg:y="3.306cm" style:legend-expansion="high" chart:style-name="ch2"/>
        <chart:plot-area chart:style-name="ch3" table:cell-range-address="Results.A1:Results.A6" chart:data-source-has-labels="row" svg:x="0.769cm" svg:y="0.645cm" svg:width="12.694cm" svg:height="6.241cm">
          <chartooo:coordinate-region svg:x="1.496cm" svg:y="0.858cm" svg:width="11.873cm" svg:height="5.3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A2:Results.A6" chart:label-cell-address="Results.A1:Results.A1" chart:class="chart:area">
            <chart:data-point chart:repeated="5"/>
          </chart:series>
          <chart:wall chart:style-name="ch8"/>
          <chart:floor chart:style-name="ch9"/>
        </chart:plot-area>
        <draw:frame draw:style-name="gr1" svg:width="6.208cm" svg:height="0.515cm" svg:x="5.005cm" svg:y="0.214cm">
          <draw:text-box>
            <text:p>Theorical Shape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lution</text:p>
                <draw:g>
                  <svg:desc>Results.A1:Result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A2:Results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9">
                <text:p>0.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8cm"/>
    </style:style>
  </office:automatic-styles>
  <office:body>
    <office:chart>
      <chart:chart svg:width="15.993cm" svg:height="7.235cm" xlink:href=".." xlink:type="simple" chart:class="chart:area" chart:style-name="ch1">
        <chart:legend chart:legend-position="end" svg:x="13.624cm" svg:y="3.305cm" style:legend-expansion="high" chart:style-name="ch2"/>
        <chart:plot-area chart:style-name="ch3" table:cell-range-address="Results.J11:Results.J15" svg:x="0.769cm" svg:y="0.645cm" svg:width="12.217cm" svg:height="6.239cm">
          <chartooo:coordinate-region svg:x="1.681cm" svg:y="0.857cm" svg:width="11.211cm" svg:height="5.3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J11:Results.J15" chart:class="chart:area">
            <chart:data-point chart:repeated="5"/>
          </chart:series>
          <chart:wall chart:style-name="ch8"/>
          <chart:floor chart:style-name="ch9"/>
        </chart:plot-area>
        <draw:frame draw:style-name="gr1" svg:width="5.984cm" svg:height="0.58cm" svg:x="4.557cm" svg:y="0.042cm">
          <draw:text-box>
            <text:p>Experimental Shape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J11:Results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02">
                <text:p>0.9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77">
                <text:p>0.8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12">
                <text:p>0.8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34cm" svg:height="8.626cm" xlink:href=".." xlink:type="simple" chart:class="chart:line" chart:style-name="ch1">
        <chart:legend chart:legend-position="end" svg:x="26.752cm" svg:y="3.739cm" style:legend-expansion="high" chart:style-name="ch2"/>
        <chart:plot-area chart:style-name="ch3" table:cell-range-address="Results.A1:Results.A6 Results.J10:Results.J15" chart:data-source-has-labels="row" svg:x="1.034cm" svg:y="0.823cm" svg:width="24.55cm" svg:height="7.211cm">
          <chartooo:coordinate-region svg:x="1.761cm" svg:y="1.036cm" svg:width="23.729cm" svg:height="6.3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A2:Results.A6" chart:label-cell-address="Results.A1:Results.A1" chart:class="chart:line">
            <chart:data-point chart:repeated="5"/>
          </chart:series>
          <chart:series chart:style-name="ch8" chart:values-cell-range-address="Results.J11:Results.J15" chart:label-cell-address="Results.J10:Results.J1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lution</text:p>
                <draw:g>
                  <svg:desc>Results.A1:Results.A1</svg:desc>
                </draw:g>
              </table:table-cell>
              <table:table-cell office:value-type="string">
                <text:p>%1</text:p>
                <draw:g>
                  <svg:desc>Results.J10:Results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A2:Results.A6</svg:desc>
                </draw:g>
              </table:table-cell>
              <table:table-cell office:value-type="float" office:value="1">
                <text:p>1</text:p>
                <draw:g>
                  <svg:desc>Results.J11:Results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9402">
                <text:p>0.9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">
                <text:p>0.333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8977">
                <text:p>0.8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9">
                <text:p>0.1429</text:p>
              </table:table-cell>
              <table:table-cell office:value-type="float" office:value="0.8712">
                <text:p>0.87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